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f33" officeooo:paragraph-rsid="00155f33"/>
    </style:style>
    <style:style style:name="P2" style:family="paragraph" style:parent-style-name="Heading">
      <style:text-properties officeooo:rsid="000f056f" officeooo:paragraph-rsid="0022505c"/>
    </style:style>
    <style:style style:name="P3" style:family="paragraph" style:parent-style-name="Text_20_body">
      <style:text-properties officeooo:rsid="00155f33" officeooo:paragraph-rsid="00155f33"/>
    </style:style>
    <style:style style:name="P4" style:family="paragraph" style:parent-style-name="Text_20_body">
      <style:text-properties officeooo:rsid="0018a839" officeooo:paragraph-rsid="0018a839"/>
    </style:style>
    <style:style style:name="P5" style:family="paragraph" style:parent-style-name="Text_20_body">
      <style:text-properties officeooo:rsid="0018a839" officeooo:paragraph-rsid="002535cd"/>
    </style:style>
    <style:style style:name="P6" style:family="paragraph" style:parent-style-name="Text_20_body">
      <style:text-properties officeooo:rsid="001a984b" officeooo:paragraph-rsid="001a984b"/>
    </style:style>
    <style:style style:name="P7" style:family="paragraph" style:parent-style-name="Text_20_body">
      <style:text-properties officeooo:rsid="000e1e0e" officeooo:paragraph-rsid="001e65cc"/>
    </style:style>
    <style:style style:name="P8" style:family="paragraph" style:parent-style-name="Text_20_body">
      <style:text-properties officeooo:rsid="001e65cc" officeooo:paragraph-rsid="001e65cc"/>
    </style:style>
    <style:style style:name="P9" style:family="paragraph" style:parent-style-name="Text_20_body">
      <style:text-properties officeooo:rsid="00205fef" officeooo:paragraph-rsid="00205fef"/>
    </style:style>
    <style:style style:name="P10" style:family="paragraph" style:parent-style-name="Text_20_body">
      <style:text-properties officeooo:rsid="000f056f" officeooo:paragraph-rsid="0022505c"/>
    </style:style>
    <style:style style:name="P11" style:family="paragraph" style:parent-style-name="Text_20_body">
      <style:text-properties officeooo:rsid="0011645f" officeooo:paragraph-rsid="002350b3"/>
    </style:style>
    <style:style style:name="P12" style:family="paragraph" style:parent-style-name="Text_20_body">
      <style:text-properties officeooo:rsid="00105742" officeooo:paragraph-rsid="002350b3"/>
    </style:style>
    <style:style style:name="P13" style:family="paragraph" style:parent-style-name="Text_20_body">
      <style:text-properties officeooo:rsid="00243d5b" officeooo:paragraph-rsid="00243d5b"/>
    </style:style>
    <style:style style:name="P14" style:family="paragraph" style:parent-style-name="Text_20_body">
      <style:text-properties officeooo:rsid="00243d5b" officeooo:paragraph-rsid="002535cd"/>
    </style:style>
    <style:style style:name="P15" style:family="paragraph" style:parent-style-name="Text_20_body">
      <style:text-properties officeooo:rsid="002535cd" officeooo:paragraph-rsid="002535cd"/>
    </style:style>
    <style:style style:name="P16" style:family="paragraph" style:parent-style-name="Text_20_body">
      <style:text-properties officeooo:rsid="002535cd" officeooo:paragraph-rsid="00266dc0"/>
    </style:style>
    <style:style style:name="P17" style:family="paragraph" style:parent-style-name="Text_20_body">
      <style:text-properties officeooo:rsid="00266dc0" officeooo:paragraph-rsid="00266dc0"/>
    </style:style>
    <style:style style:name="P18" style:family="paragraph" style:parent-style-name="Text_20_body">
      <style:text-properties officeooo:rsid="00266dc0" officeooo:paragraph-rsid="0026db1f"/>
    </style:style>
    <style:style style:name="P19" style:family="paragraph" style:parent-style-name="Text_20_body">
      <style:text-properties officeooo:rsid="00146874" officeooo:paragraph-rsid="0026db1f"/>
    </style:style>
    <style:style style:name="P20" style:family="paragraph" style:parent-style-name="Text_20_body">
      <style:text-properties officeooo:rsid="0026db1f" officeooo:paragraph-rsid="0026db1f"/>
    </style:style>
    <style:style style:name="P21" style:family="paragraph" style:parent-style-name="Text_20_body">
      <style:text-properties officeooo:rsid="002825a6" officeooo:paragraph-rsid="002825a6"/>
    </style:style>
    <style:style style:name="P22" style:family="paragraph" style:parent-style-name="Heading_20_3">
      <style:text-properties officeooo:paragraph-rsid="001e65cc"/>
    </style:style>
    <style:style style:name="P23" style:family="paragraph" style:parent-style-name="Heading_20_3">
      <style:text-properties officeooo:rsid="00205fef" officeooo:paragraph-rsid="0022505c"/>
    </style:style>
    <style:style style:name="P24" style:family="paragraph" style:parent-style-name="Text_20_body">
      <style:text-properties officeooo:rsid="001d85db" officeooo:paragraph-rsid="001e65cc"/>
    </style:style>
    <style:style style:name="P25" style:family="paragraph" style:parent-style-name="Text_20_body">
      <style:text-properties officeooo:rsid="001e65cc" officeooo:paragraph-rsid="001e65cc"/>
    </style:style>
    <style:style style:name="P26" style:family="paragraph" style:parent-style-name="Text_20_body">
      <style:text-properties officeooo:rsid="0018a839" officeooo:paragraph-rsid="0018a839"/>
    </style:style>
    <style:style style:name="P27" style:family="paragraph" style:parent-style-name="Text_20_body">
      <style:text-properties fo:font-weight="bold" officeooo:rsid="002c29b4" officeooo:paragraph-rsid="002c29b4" style:font-weight-asian="bold" style:font-weight-complex="bold"/>
    </style:style>
    <style:style style:name="P28" style:family="paragraph" style:parent-style-name="Heading_20_2">
      <style:text-properties officeooo:rsid="00155f33" officeooo:paragraph-rsid="00155f33"/>
    </style:style>
    <style:style style:name="P29" style:family="paragraph" style:parent-style-name="Heading_20_2">
      <style:text-properties officeooo:paragraph-rsid="001e65cc"/>
    </style:style>
    <style:style style:name="T1" style:family="text">
      <style:text-properties officeooo:rsid="001c0538"/>
    </style:style>
    <style:style style:name="T2" style:family="text">
      <style:text-properties officeooo:rsid="001db7d7"/>
    </style:style>
    <style:style style:name="T3" style:family="text">
      <style:text-properties officeooo:rsid="001dffd7"/>
    </style:style>
    <style:style style:name="T4" style:family="text">
      <style:text-properties officeooo:rsid="000e1e0e"/>
    </style:style>
    <style:style style:name="T5" style:family="text">
      <style:text-properties officeooo:rsid="001e65cc"/>
    </style:style>
    <style:style style:name="T6" style:family="text">
      <style:text-properties officeooo:rsid="000f0ad8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3333" fo:font-weight="bold" officeooo:rsid="0036e9f2" style:font-weight-asian="bold" style:font-weight-complex="bold"/>
    </style:style>
    <style:style style:name="T9" style:family="text">
      <style:text-properties officeooo:rsid="0011645f"/>
    </style:style>
    <style:style style:name="T10" style:family="text">
      <style:text-properties officeooo:rsid="002350b3"/>
    </style:style>
    <style:style style:name="T11" style:family="text">
      <style:text-properties officeooo:rsid="002535cd"/>
    </style:style>
    <style:style style:name="T12" style:family="text">
      <style:text-properties officeooo:rsid="002d8746"/>
    </style:style>
    <style:style style:name="T13" style:family="text">
      <style:text-properties officeooo:rsid="00266dc0"/>
    </style:style>
    <style:style style:name="T14" style:family="text">
      <style:text-properties officeooo:rsid="00146874"/>
    </style:style>
    <style:style style:name="T15" style:family="text">
      <style:text-properties officeooo:rsid="0036e9f2"/>
    </style:style>
    <style:style style:name="T16" style:family="text">
      <style:text-properties fo:font-weight="bold" officeooo:rsid="002c29b4" style:font-weight-asian="bold" style:font-weight-complex="bold"/>
    </style:style>
    <style:style style:name="T17" style:family="text">
      <style:text-properties officeooo:rsid="002c29b4"/>
    </style:style>
    <style:style style:name="T18" style:family="text">
      <style:text-properties officeooo:rsid="002c48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лгоритм скрипта и методика <text:span text:style-name="T2">доустановки второй</text:span> <text:span text:style-name="T2">ОС</text:span> <text:s/><text:span text:style-name="T1">без загрузки в live-систему</text:span></text:h>
      <text:p text:style-name="P1"/>
      <text:h text:style-name="P28" text:outline-level="2">Пошаговая инструкция по обновлению</text:h>
      <text:p text:style-name="P3">1. Подготовительный этап</text:p>
      <text:p text:style-name="P3">1.1. Создать tar-архив содержащий файл ядра с поддержкой ФС ext4 и разместить его на веб-сервере доступном для обновляемого устройства (фаqлы должны содержаться в архиве без рекурсивной директории — только ядро) Имена файлов должны заканчиваться суффиксом «*-ext4» для уверенного опознавания скриптом.</text:p>
      <text:p text:style-name="P3">1.2. Создать tar-архив заранее установленной целевой системы (Debian8), например, смонтировав образ данной системы как лупбек устройство, и поместить его на тот же веб-сервер. При этом необходимо предварительно очистить директорию /dev а директорию /boot переименовать в /newboot, и вновь создать пустую директорию /boot.</text:p>
      <text:p text:style-name="P3">Это необходимо чтобы избежать недоразумений, т. к. /boot директория в которой будут храниться загрузочный образ и ядро находится на другом дисковом разделе и при необходимости будет смонтирована (соотв. строка в файле /etc/fstab <text:s/>с параметром noauto)</text:p>
      <text:p text:style-name="P3">Отсутствие <text:s/>или недоступность данного файла приведет к аварийному останову скрипта.</text:p>
      <text:p text:style-name="P3">1.3. Создать tar-архив раздела /rw2 (при необходимости) и посместить его на тот же веб сервер.</text:p>
      <text:p text:style-name="P3">Отсутствие данного файла не приведет к аварийному останову скрипта (система загрузится с пустым /rw2 разделом)</text:p>
      <text:p text:style-name="P3">1.4. В скрипт инсталяции внести следующие исправления ( в разделе init):</text:p>
      <text:p text:style-name="P3">переменную web_host установить в значение IP-адреса или доменного имени веб-сервера на котором лежат созданные архивы.</text:p>
      <text:p text:style-name="P3">deb5_kern_uri — исправить имя архива содержащего ядро 2.* с поддержкой ext4</text:p>
      <text:p text:style-name="P3">deb8_root_uri — исправить имя архива содержащего рут-систему созданную в п.1.2</text:p>
      <text:p text:style-name="P3">deb8_rw2_uri — исправить имя архива содержащего образ /rw п.1.3.</text:p>
      <text:p text:style-name="P3">new_kern_ver — установить в значение версии нового ядра (в данный момент 3.16.7</text:p>
      <text:p text:style-name="P3">new_system_size_mb — задать размер раздела который будет создан и на котором будет развернут рут-архив новой системы из п.1.2</text:p>
      <text:p text:style-name="P3">new_rw2_size_mb — задать размер раздела который будет создан и на котором будет развернут архив /rw2 раздела. Данный раздел будет смонтирован в директорию /rw2 в рут-разделе.</text:p>
      <text:p text:style-name="P4">2. Скопировать скрипт inst_2sys на обновляемое устройство. При необходимости перенести на <text:s/>раздел SSD, чтобы после перезагрузки не пришлось копировать скрипт вторично.</text:p>
      <text:p text:style-name="P4"><text:soft-page-break/>3. Запустить <text:s/>скрипт inst_2sys <text:span text:style-name="T17">с</text:span> параметро<text:span text:style-name="T17">м «-k»</text:span>. <text:span text:style-name="T16">Если ядро с поддержкой ext4 уже установлено этот пункт и п.4 можно пропустить.</text:span><text:span text:style-name="T17"> </text:span><text:s/>При этом будет установлено ядро 2.26. с поддержкой ФС ext4 и внесены исправления в файл меню загрузчика grub (menu.lst) для дефолтовой загрузки именно этого ядра.</text:p>
      <text:p text:style-name="P27">Если пользовал ошибся в оценке поддерживает ли его ядро монтирование ext4 и запустил скрипт без ключа, партиции создадутся. Для того чтобы вернуть ситуацию в исходное - запустить с ключами -r -b и затем уже поставить ядро <text:span text:style-name="T18">(запустив с ключом -k)</text:span>, перегрузиться и вновь запустить без ключа для создания партиций.</text:p>
      <text:p text:style-name="P4">4. Выполнить перезагрузку обновляемого устройства, при этом должно загрузиться новоустановленное ядро.</text:p>
      <text:p text:style-name="P4">5. Если инсталяционный скрипт init_2sys был перенесен на SSD запустить его без параметров, если нет — скопировать на устройство вновь и запустить без параметров.</text:p>
      <text:p text:style-name="P4">При этом скрипт выполнит несколько проверок на валидность, создаст новый раздел на SSD типа «extended» <text:s/>и в нем два логических подраздела заданных в п. 1.4. размеров.</text:p>
      <text:p text:style-name="P4">Эти разделы будут отформатированы в ext4, смонтированы и там «раскручены» соответствующие архивы (пп 1.2 и 1.3.)</text:p>
      <text:p text:style-name="P4">После чего скрипт создаст архив текущей конфигурации, сохранит его на новосозданном разделе в папке /root/backup, и перезапишет файлы конфигурации новосозданной системы.</text:p>
      <text:p text:style-name="P6">После чего подпрограмма пропатчит конфиги при необходимости и создасть нового пользователя с дефолтным паролем (wadmin:wildix) — так в данный момент, по результатам анализа имеющегося образа, можно изменить.</text:p>
      <text:p text:style-name="P6">Далее будут скопироавны загрузочный файлы новой системы в /boot раздел и внесены исправления в файл меню загрузчика, после чего будет предложено выполнить переагрзку.</text:p>
      <text:p text:style-name="P6">6. <text:span text:style-name="T3">После п</text:span>ерезагруз<text:span text:style-name="T3">ки</text:span> <text:s/>пользователь получит систему с теми же сетевыми настройками и дефолтным пользователем wadmin.</text:p>
      <text:h text:style-name="P29" text:outline-level="2">Скрипт <text:span text:style-name="T5">доустановки второй системы</text:span> <text:span text:style-name="T4">(inst_2sys)</text:span></text:h>
      <text:h text:style-name="P22" text:outline-level="3">Параметры запуска</text:h>
      <text:p text:style-name="P7"><text:span text:style-name="T5">inst_2sys</text:span> [-<text:span text:style-name="T5">h</text:span> <text:span text:style-name="T5">server_address]</text:span> <text:span text:style-name="T17">[-k] [-r [-b]]</text:span></text:p>
      <text:p text:style-name="P24">Скрипт должен быть скопирован на целевое устройство любым способом в любое место. Запуск скрипта следует производить с правами суперпользователя «root»</text:p>
      <text:p text:style-name="P8">Запуск крипта с параметром -h server_address переопределит адрес веб-сервера который содержит файлы архивов новой системы но не переопределит имена этих файлов, это следует сделать в самом скрипте как описано в инструкции.</text:p>
      <text:p text:style-name="P8">Запуск с ключем -r <text:s/>удалит новосозданные разделы на SSD <text:s/>(4,5,6), сотрет файлы нового ядра 3.16.* <text:s/>и восстановит файл меню загрузчика каким он был после первого запуска (с дефолтом загрузки ядра 2.26 с поддержкой ext4).</text:p>
      <text:p text:style-name="P8"><text:soft-page-break/>Запуск с ключами -r -b кроме того удалит ядро 2.26 с поддержкой ext4 и восстановит файл меню загрузчика до состояния первого запуска скрипта.</text:p>
      <text:p text:style-name="P9">Результат работы скрипта при запуске без параметров кратко описан в инструкции.</text:p>
      <text:p text:style-name="P9"/>
      <text:h text:style-name="P23" text:outline-level="3">Описание структуры скрипта, алгоритма и подпрограмм</text:h>
      <text:p text:style-name="P10">Для удобства анализа скрипт структурирован следующим образом:</text:p>
      <text:p text:style-name="P10">1. Краткий комментарий и Init раздел где указаны дефолты</text:p>
      <text:p text:style-name="P10">2. Объявления подпрограмм использованных далее</text:p>
      <text:p text:style-name="P10">3. Основное тело скрипта где производится вызов подпрограмм и анализ параметров запуска</text:p>
      <text:p text:style-name="P2"><text:span text:style-name="T6">А</text:span>лгоритм <text:span text:style-name="T6">работы при запуске без параметров</text:span></text:p>
      <text:p text:style-name="P12"><text:span text:style-name="T10">После инициализации переменных происходит</text:span> вызов подпрограммы <text:span text:style-name="T7">mount_boot</text:span> которая монтирует /boot раздел SSD накопителя. <text:s/>Для этого проверяется наличие записи в файле /etc/fstab и если его там нет выдается предупреждение, а имя /boot раздела устанавливается по-умолчанию в /dev/sda1.</text:p>
      <text:p text:style-name="P12">Далее осуществляется проверка смонтирован ли /boot раздел и если да, переменной boot_dir присваивается точка монтир<text:span text:style-name="T9">о</text:span>вания, если нет — монтируется в /boot <text:span text:style-name="T9">(или перемонтируется в rw если уже смонтирован).</text:span></text:p>
      <text:p text:style-name="P11">В случае неудачи в монтировании выдается сообщение об ошибке и скрипт аварийно завершается.</text:p>
      <text:p text:style-name="P13">Затем вызывается процедура<text:span text:style-name="T7"> install_deb5_kernel_ext4</text:span> <text:s/>которая проверяет в директории /boot наличие файла по маске vmlinuz-2.6.*-ext4 и если такового нет скачивает по адресу указанному в переменной ${deb5_kern_uri} архив должный его содержать. После скачивания содержимое архива сохраняется в директории /boot. Если архив недоступен по сети скрипт прерывает работу по ошибку с сообщением «Can not install kernel with ext4 <text:s/>"URL does not exist: ${deb5_kern_uri}"»</text:p>
      <text:p text:style-name="P14">Если файл уже установлен управление переходит к процедуре <text:span text:style-name="T7">set_ext4_boot</text:span> которая копирует <text:s/>имеющийся файл меню загрузчика с именем «<text:span text:style-name="T11">menu.lst.backup»</text:span> <text:s/><text:span text:style-name="T11">в той же директории, если это не было сделано ранее, и добавляет новый пункт в меню содержащий загрузку ядра с поддержкой ext4 если этого пункта еще нет. После чего предлагает перегрузить устройство чтобы изменения вступили в силу, т.к. для дальнейшей работы нам потребуется возможность создавать ФС в формате ext4.</text:span></text:p>
      <text:p text:style-name="P15">Повторный запуск скрипта в данный момент приведет к запуску процедур создания нового раздела, т.к. формально все требования выполнены — ядро и меню приведены в соответствие заданным критериям.</text:p>
      <text:p text:style-name="P15">Для привлечения внимания сообщение выделено строками восклицательных знаков:</text:p>
      <text:p text:style-name="P15">!!!!!!!!!!!!!!!!!!!!!!!!!!!!!!!!!!!!!!!!!!!!!!!!!!!!!!!!!!!!!!!!!!!!!!!!!!!!!!!!!!!!!!!!!!!!!!!!!!!!!!!!!!!!!!!!!!!</text:p>
      <text:p text:style-name="P15"><text:soft-page-break/>!!!!!!!!! <text:s text:c="17"/>You should reboot NOW to check the new kernel</text:p>
      <text:p text:style-name="P15">!!!!!!!!! <text:s text:c="10"/>Do NOT run this script again until reboot</text:p>
      <text:p text:style-name="P15">!!!!!!!!!!!!!!!!!!!!!!!!!!!!!!!!!!!!!!!!!!!!!!!!!!!!!!!!!!!!!!!!!!!!!!!!!!!!!!!!!!!!!!!!!!!!!!!!!!!!!!!!!!!!!!!!!!!!</text:p>
      <text:p text:style-name="P15">После перезагрузки, вновь отработает процедура mount_boot, а следующие за ней <text:s/><text:span text:style-name="T7">install_deb5_kernel_ext4</text:span> и <text:span text:style-name="T7">set_ext4_boot</text:span> попросту передадут управление процедуре chk_boot_size, которая сравнит имеющееся свободное место в разделе /boot с требуемым для установки нового ядра (указано в переменной new_boot_size_k=10000 в килобайтах).</text:p>
      <text:p text:style-name="P15">Если требование не удовлетворяется скипт завершит работу аварийно с сообщением «Boot partition size is too small to for new kernel</text:p>
      <text:p text:style-name="P15">We have $boot_free_all kbytes but need $new_boot_size kbytes</text:p>
      <text:p text:style-name="P15"><text:s/>Cant install new system along with old one. The new system will overwrite the old one.»</text:p>
      <text:p text:style-name="P15">Если места достаточно будет вызвана процедура<text:span text:style-name="T7"> chk_free_ssd</text:span>, которая <text:s/><text:span text:style-name="T12">проверит, что число разделов на ФС SSD накопителя не более 3 и объем неразмеченного пространства не менее заданного переменной </text:span>$required_part_size. Если это не так, скрипт завершит работу с ошибкой и сообщением «You have $free_ssd_m MBytes free on SSD which is smaller then required $required_part_size MBytes,</text:p>
      <text:p text:style-name="P15"><text:s/>Cant install new system along with old one. The new system will overwrite the old one.»</text:p>
      <text:p text:style-name="P16">Если условия удовлетворены управление перейдет к процедуре create_new_part которая <text:span text:style-name="T13">создаст новые разделы с размерами указанными в переменных new_system_size_mb и new_rw2_size_mb, описанных в Инструкции выше. </text:span></text:p>
      <text:p text:style-name="P17">После создания разделов создается ФС ext4 и разделы монтируются в директорию /home/admin/deb8_inst и /home/admin/deb8_inst/rw2, соответственно.</text:p>
      <text:p text:style-name="P17">Далее процедура <text:span text:style-name="T7">populate_deb8_fs</text:span> запрашивает у пользователя разрешение на скачивание и установку образов новой системы: «We are going to download and unter new system image</text:p>
      <text:p text:style-name="P17">make sure you have network access -- Press Enter if ready or ctrl-C to <text:s/>stop»</text:p>
      <text:p text:style-name="P17">Если скачать образ основной системы не удалось скрипт завершит работу с сообщением «Cant download root image of ne system -- URL does not exist: ${deb8_root_uri}»</text:p>
      <text:p text:style-name="P17">Если не удалось скачать архив содержащий образ /rw2 <text:s/>будет выдано сообщение об ошибке «URL does not exist: ${deb8_rw2_uri}» но работа будет продолжена.</text:p>
      <text:p text:style-name="P17">Скачав и разархивировав архивы новой системы упраление перейдет к процедуре <text:span text:style-name="T7">copy_deb8_kern</text:span>, которая скопирует файлы загрузочного образа и ядра из образа новой системы в имеющийся раздел /boot. Файлы лежат в директории /newboot (учитывая от рута новой системы). Такое решение было принято из-за необходимости вместить на оставшийся 4й основной раздел два дополнительных (рут и rw2). Загрузка возможна только с основного раздела, каковым является /boot - /dev/sda1.</text:p>
      <text:p text:style-name="P18">Далее следует вызов <text:span text:style-name="T7">backup_etc_net</text:span>, <text:span text:style-name="T14">которая сохраняет содержимое следующих файлов и директорий в новосозданном разделе в папке /root/backup:</text:span></text:p>
      <text:p text:style-name="P19"><text:soft-page-break/>/rw2/etc/ <text:s text:c="3"/>/rw/etc/ в etc-backup.${cur_date}.tgz</text:p>
      <text:p text:style-name="P19">/etc/network /etc/ntp.* /etc/hosts /etc/hostname в etc-network-backup.${cur_date}.tgz</text:p>
      <text:p text:style-name="P19">/etc/ssh в etc-ssh-backup.${cur_date}.tgz (необходимо для сохранения хост-ключей)</text:p>
      <text:p text:style-name="P19">/etc/openvpn /etc/default/openvpn в <text:s/>etc-ovpn-backup.${cur_date}.tgz</text:p>
      <text:p text:style-name="P19">/etc/ppp в etc-ppp-backup.${cur_date}.tgz</text:p>
      <text:p text:style-name="P19">/etc/dnsmasq.d /etc/dnsmasq.conf в etc-dnsmasq-backup.${cur_date}.tgz</text:p>
      <text:p text:style-name="P19">Файлы /etc/network/ interfaces /etc/resolv.conf /etc/hostname /etc/hosts /etc/default/iptables <text:s/>/etc/default/ifplugd также сохраняются.</text:p>
      <text:p text:style-name="P19">Кроме того, для сохранения соответствия имен интерфейсов и MAC <text:s/>адресов генерируется файл mactab в фомате «&lt;имя интерфейса&gt; &lt;mac адрес&gt;» построчно, для всех физических сетевых <text:s/>интерфейсов.</text:p>
      <text:p text:style-name="P20">И сразу же <text:span text:style-name="T15">процедурой </text:span><text:span text:style-name="T8">restore_net_conf_chroot</text:span><text:span text:style-name="T15"> </text:span>эти файлы перезаписываются на соответствующие места в новом раздел. Необходимость выполнения этих действий через вызов chroot вызвана имеющимися симлинками на файлы и директории из папки /etc в папку /rw2/etc.</text:p>
      <text:p text:style-name="P21">Процедура <text:span text:style-name="T7">patch_configs</text:span> позволяет изменить требуемые конфиг-файлы в соответствии с требованием новой системы <text:s/>(пока не готово) и создает нового пользователя «wadmin» с паролес «wildix» (пришлось так сделать <text:s/>из-за отсутствия нужного акауна в имеющемся образе).</text:p>
      <text:p text:style-name="P21">Затем процедурой <text:span text:style-name="T7">set_fstab</text:span> создается новый файл /etc/fstab, где указаны нужные устройства монтирования, а старый копируется в /etc/fstab.old. </text:p>
      <text:p text:style-name="P21">И, наконец, процедура <text:span text:style-name="T7">set_deb8_boot</text:span> создает копию файла меню загрузчика и добавляет новый пункт загрузки — новоустановленную систему, указав ее как загрузка «по умолчанию».</text:p>
      <text:p text:style-name="P21">По окончании предлагается выполнить перезагрузку, чтобы изменения вступили в силу.</text:p>
      <text:p text:style-name="P21">Для привлечения внимания сообщение отделяется восклицательными знаками.</text:p>
      <text:p text:style-name="P21">!!!!!!!!!!!!!!!!!!!!!!!!!!!!!!!!!!!!!!!!!!!!!!!!!!!!!!!!!!!!!!!!!!!!!!!!!!!!!!!!!!!!!!!!!!!!!!!</text:p>
      <text:p text:style-name="P21">!!!!!!!!! <text:s text:c="17"/>You should reboot NOW to check the new kernel</text:p>
      <text:p text:style-name="P21">!!!!!!!!! <text:s text:c="10"/>Do NOT run this script again until reboot</text:p>
      <text:p text:style-name="P21">!!!!!!!!!!!!!!!!!!!!!!!!!!!!!!!!!!!!!!!!!!!!!!!!!!!!!!!!!!!!!!!!!!!!!!!!!!!!!!!!!!!!!!!!!!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49:09.086495626</meta:creation-date>
    <dc:date>2016-02-25T12:48:08.309801072</dc:date>
    <meta:editing-duration>PT1H11M11S</meta:editing-duration>
    <meta:editing-cycles>15</meta:editing-cycles>
    <meta:generator>LibreOffice/5.0.5.2$Linux_X86_64 LibreOffice_project/00m0$Build-2</meta:generator>
    <meta:document-statistic meta:table-count="0" meta:image-count="0" meta:object-count="0" meta:page-count="5" meta:paragraph-count="85" meta:word-count="1554" meta:character-count="12048" meta:non-whitespace-character-count="10480"/>
  </office:meta>
</office:document-meta>
</file>